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ace1e" officeooo:paragraph-rsid="001ace1e"/>
    </style:style>
    <style:style style:name="P2" style:family="paragraph" style:parent-style-name="Text_20_body">
      <style:paragraph-properties fo:text-align="start" style:justify-single-word="false"/>
      <style:text-properties officeooo:rsid="00187a0a" officeooo:paragraph-rsid="001ace1e"/>
    </style:style>
    <style:style style:name="P3" style:family="paragraph" style:parent-style-name="Text_20_body">
      <style:paragraph-properties fo:text-align="start" style:justify-single-word="false"/>
      <style:text-properties officeooo:rsid="00187a0a" officeooo:paragraph-rsid="0021a0b2"/>
    </style:style>
    <style:style style:name="P4" style:family="paragraph" style:parent-style-name="Text_20_body">
      <style:paragraph-properties fo:text-align="start" style:justify-single-word="false"/>
      <style:text-properties officeooo:rsid="001fe119" officeooo:paragraph-rsid="0023b976"/>
    </style:style>
    <style:style style:name="T1" style:family="text">
      <style:text-properties officeooo:rsid="0021a0b2"/>
    </style:style>
    <style:style style:name="T2" style:family="text">
      <style:text-properties officeooo:rsid="0023b97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ICIS DE SQL . <text:span text:style-name="T1">PRÀCTICA 10</text:span></text:p>
      <text:p text:style-name="P3">================================================== </text:p>
      <text:p text:style-name="P2"/>
      <text:p text:style-name="P4"><text:line-break/><text:line-break/>Escriu<text:span text:style-name="T2"> 20 parelles de selects, el primer de la parella serà un SELECT <text:s/>sense LEFT JOIN ni RIGHT JOIN que com a resultat dongui menys registres que el mateix SELECT amb LEFT JOIN, aquest últim serà el segon SELECT de la parella</text:span></text:p>
      <text:p text:style-name="P4"><text:span text:style-name="T2">Explica perquè els resultats són diferents.</text:span><text:lin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1T12:13:16.239388007</meta:creation-date>
    <dc:date>2018-01-15T09:50:04.714104693</dc:date>
    <meta:editing-duration>PT24M47S</meta:editing-duration>
    <meta:editing-cycles>9</meta:editing-cycles>
    <meta:generator>LibreOffice/5.1.5.2$Linux_X86_64 LibreOffice_project/10$Build-2</meta:generator>
    <meta:document-statistic meta:table-count="0" meta:image-count="0" meta:object-count="0" meta:page-count="1" meta:paragraph-count="4" meta:word-count="55" meta:character-count="353" meta:non-whitespace-character-count="297"/>
  </office:meta>
</office:document-meta>
</file>